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2060"/>
    </style:style>
    <style:style style:name="P2" style:family="paragraph" style:parent-style-name="Text_20_body">
      <style:text-properties fo:color="#002060" officeooo:paragraph-rsid="0004db51"/>
    </style:style>
    <style:style style:name="P3" style:family="paragraph" style:parent-style-name="Text_20_body">
      <style:text-properties fo:color="#002060" officeooo:paragraph-rsid="000528a1"/>
    </style:style>
    <style:style style:name="P4" style:family="paragraph" style:parent-style-name="Text_20_body">
      <style:text-properties fo:color="#21409a" fo:background-color="transparent"/>
    </style:style>
    <style:style style:name="P5" style:family="paragraph" style:parent-style-name="Text_20_body">
      <style:text-properties fo:color="#182f7c" fo:background-color="transparent"/>
    </style:style>
    <style:style style:name="P6" style:family="paragraph" style:parent-style-name="Text_20_body">
      <style:text-properties officeooo:paragraph-rsid="0004db51"/>
    </style:style>
    <style:style style:name="P7" style:family="paragraph" style:parent-style-name="Subtitle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4db51"/>
    </style:style>
    <style:style style:name="T4" style:family="text">
      <style:text-properties fo:color="#182f7c"/>
    </style:style>
    <style:style style:name="T5" style:family="text">
      <style:text-properties officeooo:rsid="000528a1"/>
    </style:style>
    <style:style style:name="T6" style:family="text">
      <style:text-properties fo:color="#002060"/>
    </style:style>
    <style:style style:name="T7" style:family="text">
      <style:text-properties fo:color="#002060" officeooo:rsid="0004d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ÀCTICA 1. M02</text:p>
      <text:p text:style-name="Standard"/>
      <text:p text:style-name="Text_20_body">1- <text:span text:style-name="Fuente_20_de_20_párrafo_20_predeter."><text:span text:style-name="T1">Instal·lar postgresql</text:span></text:span></text:p>
      <text:p text:style-name="Text_20_body">2- <text:s/>veure bases de dades : <text:span text:style-name="Fuente_20_de_20_párrafo_20_predeter."><text:span text:style-name="T1">\l</text:span></text:span></text:p>
      <text:p text:style-name="Text_20_body">3- CREATE DATABASE:</text:p>
      <text:p text:style-name="Text_20_body">CREATE DATABASE PRACTICA1;</text:p>
      <text:p text:style-name="Text_20_body">4- \c PRACTICA1;</text:p>
      <text:p text:style-name="Text_20_body">5- \d</text:p>
      <text:p text:style-name="Text_20_body">6- CREATE TABLE:</text:p>
      <text:p text:style-name="Text_20_body">CREATE TABLE alumnes (</text:p>
      <text:p text:style-name="Text_20_body"><text:s text:c="4"/>IDAlumne integer NOT NULL,</text:p>
      <text:p text:style-name="Text_20_body"><text:s text:c="4"/>NomAlumne character(20) NOT NULL,</text:p>
      <text:p text:style-name="Text_20_body"><text:s text:c="4"/>CognomsAlumne character(20) NOT NULL,</text:p>
      <text:p text:style-name="Text_20_body"><text:s text:c="4"/>DataNaix date NOT NULL,</text:p>
      <text:p text:style-name="Text_20_body"><text:s text:c="4"/>Curs smallint NOT NULL,</text:p>
      <text:p text:style-name="Text_20_body"><text:s text:c="4"/>IDCicle character(5)</text:p>
      <text:p text:style-name="Text_20_body">);</text:p>
      <text:p text:style-name="Text_20_body"/>
      <text:p text:style-name="Text_20_body">7- Omplir de registres/files/rows:</text:p>
      <text:p text:style-name="Text_20_body">COPY alumnes (IDAlumne, NomAlumne, CognomsAlumne, DataNaix, Curs, IDCicle) FROM stdin;</text:p>
      <text:p text:style-name="Text_20_body">cal entrar les dades separades per TAB.</text:p>
      <text:p text:style-name="Text_20_body">Cada ENTER és un nou registre;</text:p>
      <text:p text:style-name="Text_20_body">Per acabar posar \.</text:p>
      <text:p text:style-name="Text_20_body"/>
      <text:p text:style-name="P1">1<text:tab/>Pau<text:tab/>Martín Arnau<text:tab/>09/09/2000<text:tab/>2018<text:tab/>1</text:p>
      <text:p text:style-name="P3"><text:span text:style-name="T5">5</text:span><text:tab/>Bryan<text:tab/>Laciar Gonzalez<text:tab/>06/27/1950<text:tab/>2008<text:tab/>4</text:p>
      <text:p text:style-name="P3">2<text:tab/>Alejandro<text:tab/>Lopez Herrador<text:tab/>03/25/1996<text:tab/>2018<text:tab/>1</text:p>
      <text:p text:style-name="P1">3<text:tab/>Jorge<text:tab/>Pastor Ruiz<text:tab/>11/16/1988<text:tab/>2016<text:tab/>2</text:p>
      <text:p text:style-name="P1">4<text:tab/>Ivan<text:tab/>Higueras Menendez<text:tab/>02/29/2000<text:tab/>2017<text:tab/>3</text:p>
      <text:p text:style-name="P1"><text:span text:style-name="T5">6</text:span><text:tab/>Carles<text:tab/>Martín Sanz<text:tab/>11/26/2001<text:tab/>2018<text:tab/>2</text:p>
      <text:p text:style-name="P1"/>
      <text:p text:style-name="P1"><text:soft-page-break/></text:p>
      <text:p text:style-name="Text_20_body">8- SELECT * FROM alumnes;</text:p>
      <text:p text:style-name="Text_20_body"/>
      <text:p text:style-name="P5"><text:s text:c="8"/>1 | Pau <text:s text:c="18"/>| Martín Arnau <text:s text:c="12"/>| 2000-09-09 | 2018 | 1 <text:s text:c="3"/></text:p>
      <text:p text:style-name="P5"><text:s text:c="8"/>5 | Bryan <text:s text:c="14"/>| Laciar Gonzalez <text:s text:c="8"/>| 1950-06-06 | 2008 | 5 <text:s text:c="3"/></text:p>
      <text:p text:style-name="P5"><text:s text:c="8"/>2 | Alejandro <text:s text:c="8"/>| Lopez Herrador <text:s text:c="9"/>| 1996-02-25 | 2018 | 1 <text:s text:c="3"/></text:p>
      <text:p text:style-name="P5"><text:s text:c="8"/>3 | Jorge <text:s text:c="15"/>| Pastor Ruiz <text:s text:c="9"/><text:tab/> <text:s text:c="3"/>| 1985-11-29 | 2018 | 2 <text:s text:c="3"/></text:p>
      <text:p text:style-name="P5"><text:s text:c="8"/>4 | Ivan <text:s text:c="16"/>| Higueras Menendez <text:s text:c="3"/>| 2000-02-29 | 2017 | 3 <text:s text:c="3"/></text:p>
      <text:p text:style-name="P4"><text:span text:style-name="T4"><text:s text:c="8"/>6 | Carles <text:s text:c="13"/>| Martín Sanz <text:s text:c="15"/>| 2001-11-26 | 2014 | 6 <text:s/></text:span><text:s text:c="2"/></text:p>
      <text:p text:style-name="P4"/>
      <text:p text:style-name="Text_20_body">9- WHERE</text:p>
      <text:p text:style-name="Text_20_body">Seleccionar els alumnes d'ISIX(idcicle = 1)</text:p>
      <text:p text:style-name="P1">SELECT * </text:p>
      <text:p text:style-name="P1">FROM alumnes</text:p>
      <text:p text:style-name="P1">WHERE (idcicle = ‘1’);</text:p>
      <text:p text:style-name="Text_20_body"/>
      <text:p text:style-name="Text_20_body">10- Seleccionar els alumnes majors de 20 anys;</text:p>
      <text:p text:style-name="P2">SELECT * </text:p>
      <text:p text:style-name="P2">FROM alumnes</text:p>
      <text:p text:style-name="P6"><text:span text:style-name="T6">WHERE </text:span><text:span text:style-name="T7">((CURRENT_DATE-datanaix)/365</text:span><text:span text:style-name="T6">) </text:span><text:span text:style-name="T7">&gt;= 20</text:span><text:span text:style-name="T6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Pau Martín</meta:initial-creator>
    <meta:creation-date>2015-09-29T19:06:00Z</meta:creation-date>
    <dc:date>2018-10-08T11:30:18.409438437</dc:date>
    <meta:editing-cycles>6</meta:editing-cycles>
    <meta:editing-duration>PT1H2M35S</meta:editing-duration>
    <meta:document-statistic meta:table-count="0" meta:image-count="0" meta:object-count="0" meta:page-count="2" meta:paragraph-count="43" meta:word-count="236" meta:character-count="1549" meta:non-whitespace-character-count="1112"/>
    <meta:template xlink:type="simple" xlink:actuate="onRequest" xlink:title="" xlink:href="Normal"/>
  </office:meta>
</office:document-meta>
</file>